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36cm" table:align="margins"/>
    </style:style>
    <style:style style:name="Table1.A" style:family="table-column">
      <style:table-column-properties style:column-width="4.35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8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7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9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 style:list-style-name="L3">
      <style:text-properties fo:font-weight="normal" style:font-weight-asian="normal" style:font-weight-complex="normal"/>
    </style:style>
    <style:style style:name="P27" style:family="paragraph" style:parent-style-name="Standard" style:list-style-name="L4"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style:line-height-at-least="0.476cm" fo:text-align="start" style:justify-single-word="false" fo:orphans="2" fo:widows="2" fo:text-indent="0cm" style:auto-text-indent="false" style:writing-mode="lr-tb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fo:font-size="12pt" fo:letter-spacing="normal" fo:font-style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0000ff" style:text-underline-style="solid" style:text-underline-width="auto" style:text-underline-color="font-color"/>
    </style:style>
    <style:style style:name="T20" style:family="text">
      <style:text-properties style:use-window-font-color="true"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8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5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39cm" fo:text-indent="-0.635cm" fo:margin-left="0.0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4cm" fo:text-indent="-0.635cm" fo:margin-left="0.6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9cm" fo:text-indent="-0.635cm" fo:margin-left="1.3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4cm" fo:text-indent="-0.635cm" fo:margin-left="1.9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4cm" fo:text-indent="-0.635cm" fo:margin-left="3.21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>Plano de Ensino</text:p>
      <text:p text:style-name="P2"/>
      <text:p text:style-name="P2"/>
      <text:list xml:id="list34717415" text:style-name="L5">
        <text:list-item>
          <text:p text:style-name="P7"><text:span text:style-name="T15">Identificação</text:span></text:p>
        </text:list-item>
      </text:list>
      <text:p text:style-name="P1"/>
      <text:p text:style-name="P20"><text:tab/><text:span text:style-name="T15">Instituição : </text:span><text:tab/><text:span text:style-name="T18">Instituto de Ensino X <text:s text:c="30"/></text:span></text:p>
      <text:p text:style-name="P20"><text:tab/><text:span text:style-name="T15">Curso : </text:span><text:tab/><text:span text:style-name="T18">Ciência da Computação <text:s text:c="6"/></text:span><text:tab/><text:span text:style-name="T15">Disciplina :</text:span> <text:tab/><text:span text:style-name="T18">Sistemas Imunológicos Artificiais</text:span></text:p>
      <text:p text:style-name="P20"><text:tab/><text:span text:style-name="T15">Docente :</text:span> <text:tab/><text:span text:style-name="T19">Rafael Luiz Klaser</text:span><text:span text:style-name="T20"> <text:s text:c="14"/></text:span><text:tab/><text:span text:style-name="T15">Ano: </text:span><text:tab/><text:tab/><text:span text:style-name="T18">2012 <text:s text:c="6"/></text:span></text:p>
      <text:p text:style-name="P20"><text:tab/><text:span text:style-name="T15">Carga Horária :</text:span> <text:span text:style-name="T18">30h <text:s text:c="7"/></text:span></text:p>
      <text:p text:style-name="P1"/>
      <text:p text:style-name="P1"/>
      <text:p text:style-name="P1"><text:tab/><text:span text:style-name="T15">1.1 Apresentação</text:span></text:p>
      <text:p text:style-name="P12"/>
      <text:p text:style-name="P17"><text:tab/>Introdução a sistemas imunológicos artificiais, conceitos básicos de segurança de rede, conceitos básicos de detecção de ataques e intrusão em sistemas computacionais, conceitos básicos de <text:span text:style-name="T14">firewall</text:span>, conceitos básicos de antivírus, conceitos básicos de arquitetura de computadores, conceitos básicos de engenharia imunológica, conceitos básicos de inteligência artificial.</text:p>
      <text:p text:style-name="P12"/>
      <text:p text:style-name="P12"/>
      <text:list xml:id="list35144436" text:style-name="L7">
        <text:list-item>
          <text:p text:style-name="P10">Finalidades</text:p>
        </text:list-item>
      </text:list>
      <text:list xml:id="list35151322" text:style-name="L6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list xml:id="list35165402" text:style-name="L8">
        <text:list-header>
          <text:p text:style-name="P9">2.1 Objetivo Geral da Disciplina:</text:p>
        </text:list-header>
      </text:list>
      <text:p text:style-name="P12"/>
      <text:p text:style-name="P17"><text:tab/>Conhecer os principais conceitos e ferramentas de segurança e proteção de sistemas computacionais assim como suas vulnerabilidades, visando a capacitação para a abordagem dos problemas relacionados à integridade de sistemas. Dar uma visão diferenciada para a representação e solução de problemas. Prover o aluno de ferramentas que o permitam formar opinião sobre os desafios existentes na manutenção da integridade e segurança dos sistemas de informação cada vez mais presentes no seu cotidiano e da sociedade.</text:p>
      <text:p text:style-name="P12"/>
      <text:p text:style-name="P12"/>
      <text:list xml:id="list37574691" text:style-name="L9">
        <text:list-item>
          <text:p text:style-name="P11">Finalidades e Formas de Mediação</text:p>
        </text:list-item>
      </text:list>
      <text:p text:style-name="P1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Conteúdo</text:p>
          </table:table-cell>
          <table:table-cell table:style-name="Table1.A1" office:value-type="string">
            <text:p text:style-name="P4">Objetivos Específicos</text:p>
          </table:table-cell>
          <table:table-cell table:style-name="Table1.A1" office:value-type="string">
            <text:p text:style-name="P4">Técnicas</text:p>
          </table:table-cell>
          <table:table-cell table:style-name="Table1.D1" office:value-type="string">
            <text:p text:style-name="P4">Recursos</text:p>
          </table:table-cell>
        </table:table-row>
        <table:table-row>
          <table:table-cell table:style-name="Table1.A2" office:value-type="string">
            <text:p text:style-name="P12">Sistemas Imunológicos Artificiais</text:p>
          </table:table-cell>
          <table:table-cell table:style-name="Table1.A2" office:value-type="string">
            <text:p text:style-name="P13">Conhecer os conceitos básicos de imunologia e inteligência artificial</text:p>
            <text:p text:style-name="P13"/>
            <text:p text:style-name="P13">Motivar o estudo e compreensão de segurança de sistemas para a abordagem em situações reais.</text:p>
            <text:p text:style-name="P13"/>
          </table:table-cell>
          <table:table-cell table:style-name="Table1.A2" table:number-rows-spanned="4" office:value-type="string">
            <text:p text:style-name="P12">Aulas Expositivas Dialogadas para o conteúdo teórico.</text:p>
            <text:p text:style-name="P12"/>
            <text:p text:style-name="P12">Trabalhos Individuais para o conteúdo prático.</text:p>
          </table:table-cell>
          <table:table-cell table:style-name="Table1.D2" table:number-rows-spanned="4" office:value-type="string">
            <text:p text:style-name="P12">Quadro, Marcador, Computador e Projetor</text:p>
            <text:p text:style-name="P12"/>
            <text:p text:style-name="P12">Laboratório</text:p>
          </table:table-cell>
        </table:table-row>
        <table:table-row>
          <table:table-cell table:style-name="Table1.A2" office:value-type="string">
            <text:p text:style-name="P12">Computação Bioinspirada</text:p>
          </table:table-cell>
          <table:table-cell table:style-name="Table1.A2" office:value-type="string">
            <text:p text:style-name="P13">Estudar os modelos e algoritmos bio inspirados aplicados à computação imunológic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2">Inteligência Artificial</text:p>
            <text:p text:style-name="P25"><text:span text:style-name="T16"/></text:p>
          </table:table-cell>
          <table:table-cell table:style-name="Table1.A2" office:value-type="string">
            <text:p text:style-name="P13">Descrever as características dos algoritmos, as técnicas e as dificuldades no tratamento dos problemas que se inspiram na abordagem biológic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2">Sistemas Operacionais, Redes, Segurança, Firewall</text:p>
          </table:table-cell>
          <table:table-cell table:style-name="Table1.A2" office:value-type="string">
            <text:p text:style-name="P13">Analisar as causas que levam à necessidade da abordagem imunológica em sistemas computacionais</text:p>
            <text:p text:style-name="P13"/>
            <text:p text:style-name="P13">Caracterizar problemas passíveis de serem tratados com as técnicas abordadas</text:p>
          </table:table-cell>
          <table:covered-table-cell/>
          <table:covered-table-cell/>
        </table:table-row>
      </table:table>
      <text:p text:style-name="P12"/>
      <text:p text:style-name="P12"/>
      <text:p text:style-name="P12"><text:tab/><text:span text:style-name="T15">3.1 Proposta de Avaliação:</text:span></text:p>
      <text:p text:style-name="P12"/>
      <text:p text:style-name="P17"><text:tab/>Instrumentos: Um seminário sobre tema relacionado à disciplina (individual ou em dupla). Um trabalho prático sobre o tema abordado no seminário (individual), Uma prova teórica sobre os conceitos básicos.</text:p>
      <text:p text:style-name="P12"/>
      <text:p text:style-name="P12"><text:tab/><text:span text:style-name="T15">Critérios:</text:span></text:p>
      <text:p text:style-name="P12"><text:tab/><text:tab/>Seminário: </text:p>
      <text:list xml:id="list34433112" text:style-name="L2">
        <text:list-item>
          <text:list>
            <text:list-item>
              <text:list>
                <text:list-item>
                  <text:list>
                    <text:list-item>
                      <text:p text:style-name="P15">Capacidade de selecionar o tema de acordo com o conteúdo: 3,0</text:p>
                    </text:list-item>
                    <text:list-item>
                      <text:p text:style-name="P15">Compreensão e apresentação: 7,0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tab/><text:tab/>Trabalho:</text:p>
      <text:list xml:id="list34424339" text:style-name="L3">
        <text:list-item>
          <text:list>
            <text:list-item>
              <text:list>
                <text:list-item>
                  <text:p text:style-name="P26">Apresentação: 3,0</text:p>
                </text:list-item>
                <text:list-item>
                  <text:p text:style-name="P16">Comprometimento com o que foi proposto: 1,0</text:p>
                </text:list-item>
                <text:list-item>
                  <text:p text:style-name="P16">Execução do trabalho, criatividade, domínio do assunto: 6,0</text:p>
                </text:list-item>
              </text:list>
            </text:list-item>
          </text:list>
        </text:list-item>
      </text:list>
      <text:p text:style-name="P12"><text:tab/><text:tab/>Prova:</text:p>
      <text:list xml:id="list34415424" text:style-name="L4">
        <text:list-item>
          <text:list>
            <text:list-item>
              <text:list>
                <text:list-item>
                  <text:p text:style-name="P27">Questões objetivas e discursivas: 10,0</text:p>
                </text:list-item>
              </text:list>
            </text:list-item>
          </text:list>
        </text:list-item>
      </text:list>
      <text:p text:style-name="P12"/>
      <text:p text:style-name="P12"><text:tab/><text:span text:style-name="T15">Nota Final:</text:span> (2,5 x Seminário + 5,0 x Trabalho + 2,5 x Prova) / 10</text:p>
      <text:p text:style-name="P12"/>
      <text:p text:style-name="P12"><text:tab/><text:span text:style-name="T15">Aprovação: </text:span>Frequência: 70% e Nota Final: 6.0</text:p>
      <text:p text:style-name="P12"/>
      <text:p text:style-name="P12"><text:tab/>Em caso de reprovação a recuperação será efetuada de acordo com as regras da instituição.</text:p>
      <text:p text:style-name="P12"/>
      <text:p text:style-name="P12"/>
      <text:p text:style-name="P18"><text:tab/><text:span text:style-name="T15">3.2 Bibliografia Básica:</text:span></text:p>
      <text:p text:style-name="P18"/>
      <text:p text:style-name="P19"><text:span text:style-name="T12">DASGUPTA, D.; <text:s/>NIÑO, L.F.</text:span><text:span text:style-name="T11"> - </text:span><text:span text:style-name="T7">Immunological Computation: </text:span><text:span text:style-name="T13">Theory and Applications</text:span><text:span text:style-name="T7">, CRC Press, 2008. 277 pg.</text:span></text:p>
      <text:p text:style-name="P24"/>
      <text:p text:style-name="P21"><text:span text:style-name="T9">CHESWICK</text:span><text:span text:style-name="T10">, W.R.; BELLOWIN, S.M.; RUBIN, A.D. - </text:span><text:span text:style-name="T1">Firewalls and Internet Security: </text:span><text:span text:style-name="T5">Repelling the Wily Hacker</text:span><text:span text:style-name="T6">, </text:span><text:span text:style-name="T5">Addison-Wesley Professional</text:span><text:span text:style-name="T1">, 2002. 442 pg.</text:span></text:p>
      <text:p text:style-name="P28"/>
      <text:p text:style-name="P29"><text:soft-page-break/><text:span text:style-name="T9">FLOREANO, D.; MATTIUSSI, C. - </text:span><text:span text:style-name="T1">Bio-inspired artificial intelligence: </text:span><text:span text:style-name="T5">theories, methods, and technologies</text:span><text:span text:style-name="T1">,</text:span><text:span text:style-name="T9"> MIT Press, 2008. 659 pg.</text:span></text:p>
      <text:p text:style-name="P30"/>
      <text:p text:style-name="P30"/>
      <text:p text:style-name="P30"><text:tab/><text:span text:style-name="T15">3.3 Bibliografia Complementar:</text:span></text:p>
      <text:p text:style-name="P30"/>
      <text:p text:style-name="P24">SILVA, L.N. - Engenharia Imunológica: <text:span text:style-name="T18">Desenvolvimento e Aplicação de Ferramentas Computacionais Inspiradas em Sistemas Imunológicos Artificiais</text:span>. Tese de Doutorado, Faculdade de Engenharia Elétrica e de Computação. UNICAMP, Campinas, SP, 2001. </text:p>
      <text:p text:style-name="P22"/>
      <text:p text:style-name="P22"/>
      <text:p text:style-name="P22"/>
      <text:p text:style-name="P22"/>
      <text:p text:style-name="P22"/>
      <text:p text:style-name="P23">São Carlos, _<text:span text:style-name="T19">24</text:span>_ de _<text:span text:style-name="T19">junho</text:span>_ de _<text:span text:style-name="T19">2012</text:span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49cm" fo:margin-bottom="2cm" fo:margin-left="1.773cm" fo:margin-right="1.7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5T20:08:30.37</meta:creation-date>
    <dc:date>2012-06-24T18:17:35.77</dc:date>
    <meta:editing-duration>P3DT2H47M20S</meta:editing-duration>
    <meta:editing-cycles>17</meta:editing-cycles>
    <meta:generator>LibreOffice/3.4$Win32 LibreOffice_project/340m1$Build-103</meta:generator>
    <meta:document-statistic meta:table-count="1" meta:image-count="0" meta:object-count="0" meta:page-count="3" meta:paragraph-count="0" meta:word-count="494" meta:character-count="3578" meta:non-whitespace-character-count="3047"/>
  </office:meta>
</office:document-meta>
</file>